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7B40000005D77804268.jpg"/>
  <manifest:file-entry manifest:media-type="image/jpeg" manifest:full-path="Pictures/10000000000007B40000005D2EC34C8B.jp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 svg:font-family="Tahoma"/>
    <style:font-face style:name="Courier New" svg:font-family="'Courier New'" style:font-family-generic="modern"/>
    <style:font-face style:name="Arial Unicode MS" svg:font-family="'Arial Unicode MS'" style:font-family-generic="swiss"/>
    <style:font-face style:name="HG Mincho Light J" svg:font-family="'HG Mincho Light J', 'Times New Roman'" style:font-pitch="variable"/>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ahoma1" svg:font-family="Tahoma" style:font-family-generic="swiss" style:font-pitch="variable"/>
    <style:font-face style:name="Verdana" svg:font-family="Verdana" style:font-family-generic="swiss" style:font-pitch="variable"/>
  </office:font-face-decls>
  <office:automatic-styles>
    <style:style style:name="Tabla1" style:family="table">
      <style:table-properties style:width="14.66cm" fo:margin-left="-0.139cm" table:align="left" style:writing-mode="lr-tb"/>
    </style:style>
    <style:style style:name="Tabla1.A" style:family="table-column">
      <style:table-column-properties style:column-width="2.297cm"/>
    </style:style>
    <style:style style:name="Tabla1.B" style:family="table-column">
      <style:table-column-properties style:column-width="12.363cm"/>
    </style:style>
    <style:style style:name="Tabla1.1" style:family="table-row">
      <style:table-row-properties style:min-row-height="0.513cm" style:keep-together="true"/>
    </style:style>
    <style:style style:name="Tabla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a1.B1" style:family="table-cell">
      <style:table-cell-properties style:vertical-align="top" fo:padding-left="0.123cm" fo:padding-right="0.123cm" fo:padding-top="0cm" fo:padding-bottom="0cm" fo:border="0.002cm solid #000000" style:writing-mode="lr-tb"/>
    </style:style>
    <style:style style:name="Tabla1.2" style:family="table-row">
      <style:table-row-properties style:keep-together="true"/>
    </style:style>
    <style:style style:name="Tabla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a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P1" style:family="paragraph" style:parent-style-name="Título_20_central" style:master-page-name="Standard">
      <style:paragraph-properties style:page-number="1"/>
    </style:style>
    <style:style style:name="P2" style:family="paragraph" style:parent-style-name="Caja_20_de_20_control">
      <style:paragraph-properties style:snap-to-layout-grid="false"/>
    </style:style>
    <style:style style:name="P3" style:family="paragraph" style:parent-style-name="Heading_20_1">
      <style:paragraph-properties>
        <style:tab-stops>
          <style:tab-stop style:position="0cm"/>
        </style:tab-stops>
      </style:paragraph-properties>
    </style:style>
    <style:style style:name="P4" style:family="paragraph" style:parent-style-name="Heading_20_2">
      <style:paragraph-properties>
        <style:tab-stops>
          <style:tab-stop style:position="0cm"/>
        </style:tab-stops>
      </style:paragraph-properties>
    </style:style>
    <style:style style:name="P5" style:family="paragraph" style:parent-style-name="Nivel_20_0" style:list-style-name="WW8Num2">
      <style:paragraph-properties fo:margin-left="0.635cm" fo:margin-right="0cm" fo:text-indent="0cm" style:auto-text-indent="false">
        <style:tab-stops>
          <style:tab-stop style:position="0cm"/>
          <style:tab-stop style:position="0.635cm"/>
        </style:tab-stops>
      </style:paragraph-properties>
    </style:style>
    <style:style style:name="P6" style:family="paragraph" style:parent-style-name="Nivel_20_0" style:list-style-name="WW8Num4">
      <style:paragraph-properties fo:margin-left="0.635cm" fo:margin-right="0cm" fo:text-indent="0cm" style:auto-text-indent="false">
        <style:tab-stops>
          <style:tab-stop style:position="0cm"/>
          <style:tab-stop style:position="0.635cm"/>
        </style:tab-stops>
      </style:paragraph-properties>
    </style:style>
    <style:style style:name="P7" style:family="paragraph" style:parent-style-name="Nivel_20_0" style:list-style-name="WW8Num3">
      <style:paragraph-properties fo:margin-left="0.635cm" fo:margin-right="0cm" fo:text-indent="0cm" style:auto-text-indent="false">
        <style:tab-stops>
          <style:tab-stop style:position="0cm"/>
          <style:tab-stop style:position="0.635cm"/>
        </style:tab-stops>
      </style:paragraph-properties>
    </style:style>
    <style:style style:name="P8" style:family="paragraph" style:parent-style-name="Nivel_20_0" style:list-style-name="WW8Num5">
      <style:paragraph-properties fo:margin-left="0.635cm" fo:margin-right="0cm" fo:text-indent="0cm" style:auto-text-indent="false">
        <style:tab-stops>
          <style:tab-stop style:position="0cm"/>
          <style:tab-stop style:position="0.635cm"/>
        </style:tab-stops>
      </style:paragraph-properties>
    </style:style>
    <style:style style:name="P9" style:family="paragraph" style:parent-style-name="Heading_20_3">
      <style:paragraph-properties>
        <style:tab-stops>
          <style:tab-stop style:position="0cm"/>
        </style:tab-stops>
      </style:paragraph-properties>
    </style:style>
    <style:style style:name="P10" style:family="paragraph" style:parent-style-name="Nivel_20_0" style:list-style-name="WW8Num6">
      <style:paragraph-properties fo:margin-left="0.635cm" fo:margin-right="0cm" fo:text-indent="0cm" style:auto-text-indent="false">
        <style:tab-stops>
          <style:tab-stop style:position="0cm"/>
          <style:tab-stop style:position="0.635cm"/>
        </style:tab-stops>
      </style:paragraph-properties>
    </style:style>
    <style:style style:name="P11" style:family="paragraph" style:parent-style-name="Nivel_20_0">
      <style:paragraph-properties fo:margin-left="0.635cm" fo:margin-right="0cm" fo:text-indent="0cm" style:auto-text-indent="false">
        <style:tab-stops>
          <style:tab-stop style:position="0.635cm"/>
        </style:tab-stops>
      </style:paragraph-properties>
    </style:style>
    <style:style style:name="P12" style:family="paragraph" style:parent-style-name="Nivel_20_0" style:list-style-name="WW8Num7">
      <style:paragraph-properties fo:margin-left="0cm" fo:margin-right="0cm" fo:text-indent="0cm" style:auto-text-indent="false">
        <style:tab-stops>
          <style:tab-stop style:position="0.635cm"/>
          <style:tab-stop style:position="1.27cm"/>
        </style:tab-stops>
      </style:paragraph-properties>
    </style:style>
    <style:style style:name="P13" style:family="paragraph" style:parent-style-name="Nivel_20_0" style:list-style-name="WW8Num7">
      <style:paragraph-properties fo:margin-left="0cm" fo:margin-right="0cm" fo:text-indent="0cm" style:auto-text-indent="false">
        <style:tab-stops>
          <style:tab-stop style:position="0.635cm"/>
          <style:tab-stop style:position="1.27cm"/>
        </style:tab-stops>
      </style:paragraph-properties>
      <style:text-properties fo:font-weight="bold" style:font-weight-asian="bold" style:font-weight-complex="bold"/>
    </style:style>
    <style:style style:name="P14" style:family="paragraph" style:parent-style-name="Nivel_20_0">
      <style:text-properties fo:language="es" fo:country="ES"/>
    </style:style>
    <style:style style:name="P15" style:family="paragraph" style:parent-style-name="Heading_20_3">
      <style:paragraph-properties>
        <style:tab-stops>
          <style:tab-stop style:position="0cm"/>
        </style:tab-stops>
      </style:paragraph-properties>
      <style:text-properties fo:language="es" fo:country="ES"/>
    </style:style>
    <style:style style:name="P16" style:family="paragraph" style:parent-style-name="Nivel_20_0">
      <style:paragraph-properties fo:text-align="center" style:justify-single-word="false"/>
    </style:style>
    <style:style style:name="P17" style:family="paragraph" style:parent-style-name="Heading_20_4">
      <style:paragraph-properties>
        <style:tab-stops>
          <style:tab-stop style:position="-4.001cm"/>
          <style:tab-stop style:position="0cm"/>
        </style:tab-stops>
      </style:paragraph-properties>
      <style:text-properties fo:language="es" fo:country="ES"/>
    </style:style>
    <style:style style:name="P18" style:family="paragraph" style:parent-style-name="Nivel_20_0">
      <style:text-properties fo:language="en" fo:country="GB"/>
    </style:style>
    <style:style style:name="P19" style:family="paragraph" style:parent-style-name="Nivel_20_0">
      <style:text-properties fo:color="#0000ff" fo:language="es" fo:country="ES"/>
    </style:style>
    <style:style style:name="T1" style:family="text" style:parent-style-name="Ref._20_de_20_comentario">
      <style:text-properties text:display="true"/>
    </style:style>
    <style:style style:name="T2" style:family="text">
      <style:text-properties fo:font-weight="bold" style:font-weight-asian="bold" style:font-weight-complex="bold"/>
    </style:style>
    <style:style style:name="T3" style:family="text">
      <style:text-properties fo:language="en" fo:country="GB"/>
    </style:style>
    <style:style style:name="T4" style:family="text">
      <style:text-properties fo:language="es" fo:country="ES"/>
    </style:style>
    <style:style style:name="fr1"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visible-area-left="0cm" draw:visible-area-top="0cm" draw:visible-area-width="13.653cm" draw:visible-area-height="4.657cm" draw:draw-aspect="content">
        <style:background-image/>
      </style:graphic-properties>
    </style:style>
    <style:style style:name="fr2"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visible-area-left="0cm" draw:visible-area-top="0cm" draw:visible-area-width="17.251cm" draw:visible-area-height="7.276cm" draw:draw-aspect="content">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itle>Bayes Forecast</text:title></text:p>
      <text:p text:style-name="Título_20_central"><text:subject>Crisis en los instrumentos de modelación</text:subject></text:p>
      <text:p text:style-name="Nivel_20_0"/>
      <table:table table:name="Tabla1" table:style-name="Tabla1">
        <table:table-column table:style-name="Tabla1.A"/>
        <table:table-column table:style-name="Tabla1.B"/>
        <table:table-row table:style-name="Tabla1.1">
          <table:table-cell table:style-name="Tabla1.A1" office:value-type="string">
            <text:p text:style-name="P2">Autor</text:p>
          </table:table-cell>
          <table:table-cell table:style-name="Tabla1.B1" office:value-type="string">
            <text:p text:style-name="P2">2006, <text:initial-creator>Área de Tecnología y Gestión de</text:initial-creator></text:p>
          </table:table-cell>
        </table:table-row>
        <table:table-row table:style-name="Tabla1.2">
          <table:table-cell table:style-name="Tabla1.A2" office:value-type="string">
            <text:p text:style-name="P2">Asunto</text:p>
          </table:table-cell>
          <table:table-cell table:style-name="Tabla1.B2" office:value-type="string">
            <text:p text:style-name="P2"><text:subject>Crisis en los instrumentos de modelación</text:subject></text:p>
          </table:table-cell>
        </table:table-row>
        <table:table-row table:style-name="Tabla1.2">
          <table:table-cell table:style-name="Tabla1.A2" office:value-type="string">
            <text:p text:style-name="P2">Categoría</text:p>
          </table:table-cell>
          <table:table-cell table:style-name="Tabla1.B2" office:value-type="string">
            <text:p text:style-name="P2">DOCUMENTO DE DEBATE</text:p>
          </table:table-cell>
        </table:table-row>
        <table:table-row table:style-name="Tabla1.2">
          <table:table-cell table:style-name="Tabla1.A2" office:value-type="string">
            <text:p text:style-name="P2">Archivo</text:p>
          </table:table-cell>
          <table:table-cell table:style-name="Tabla1.B2" office:value-type="string">
            <text:p text:style-name="P2"><text:file-name text:display="full">C:\projects-c++\bayes\tecnología\herramientas_de_modelacion\herramientas_de_modelacion.doc</text:file-name></text:p>
          </table:table-cell>
        </table:table-row>
        <table:table-row table:style-name="Tabla1.2">
          <table:table-cell table:style-name="Tabla1.A2" office:value-type="string">
            <text:p text:style-name="P2">Edición</text:p>
          </table:table-cell>
          <table:table-cell table:style-name="Tabla1.B2" office:value-type="string">
            <text:p text:style-name="P2"><text:keywords>crisis, modelación, herramienta, situación actual, objetivos, alternativas</text:keywords></text:p>
          </table:table-cell>
        </table:table-row>
        <table:table-row table:style-name="Tabla1.2">
          <table:table-cell table:style-name="Tabla1.A2" office:value-type="string">
            <text:p text:style-name="P2">Claves</text:p>
          </table:table-cell>
          <table:table-cell table:style-name="Tabla1.B2" office:value-type="string">
            <text:p text:style-name="P2"><text:keywords>crisis, modelación, herramienta, situación actual, objetivos, alternativas</text:keywords></text:p>
          </table:table-cell>
        </table:table-row>
        <table:table-row table:style-name="Tabla1.2">
          <table:table-cell table:style-name="Tabla1.A2" office:value-type="string">
            <text:p text:style-name="P2">Distribución</text:p>
          </table:table-cell>
          <table:table-cell table:style-name="Tabla1.B2" office:value-type="string">
            <text:p text:style-name="P2">Interna</text:p>
          </table:table-cell>
        </table:table-row>
      </table:table>
      <text:h text:style-name="P3" text:outline-level="1">¿Por qué el cambio ahora?</text:h>
      <text:p text:style-name="Nivel_20_0">Este cambio no se entiende sin una comprensión más profunda de la evolución histórica de los modelos que se han desarrollado en Bayes.</text:p>
      <text:h text:style-name="P4" text:outline-level="2">Hablemos de modelos y su evolución en Bayes</text:h>
      <text:p text:style-name="Nivel_20_0">En estos últimos años, la herramienta con la que hemos desarrollado y mantenido los proyectos es, básicamente, TOL, con su plataforma visual TOL Base y SADD, una <text:s/>extensión adaptada a la gestión masiva de modelos de función de transferencia con ruido ARIMA que incorpora una interfaz gráfica (en Delphi primero y ahora TCL) para su manejo además de interfaces más o menos amigables usados por el cliente, o por personal de Bayes o conjuntamente.</text:p>
      <text:p text:style-name="Nivel_20_0">Esta plataforma nos ha permitido gestionar proyectos en los que los modelos que allí se operaban se circunscribían con más o menos homogeneidad a los citados modelos ARIMA con función de transferencia en los que se usaban estimadores máximo –verosímiles (Ejemplos tenemos en el mundo de la prensa, Marca primero, El Mundo y ahora La Voz Galicia son claros ejemplos de sistemas cuyo paradigma es este.</text:p>
      <text:p text:style-name="Nivel_20_0">Algunas veces se encuentran modelos ARIMA pero con estructuras no lineales en los inputs (se construían estimadores ad-hoc bien minimizando sumas de residuos, bien describiendo su estructura probabilística y maximizando la verosimilitud), un ejemplo de esto se encuentra en Coca-Cola en un inicio.</text:p>
      <text:p text:style-name="Nivel_20_0">Otras veces se usaban frecuencias más altas que el fechado Diario, como por ejemplo en FEDA, no sin dificultad ya que TOL opera de forma poco natural en Horario, con lo que los modelos que se optaron a realizar finalmente fueron modelos en fechado Diario pero con series horario-diarias. Fueron modelos basados en el mismo paradigma, con estimaciones máximo-verosímiles.</text:p>
      <text:p text:style-name="Nivel_20_0">Otros modelos usuales con los que se ha trabajado de una forma u otra son los modelos de regresión cualitativa (Probit y Logit) y modelos multivariantes con diferentes estructuras escalares.</text:p>
      <text:p text:style-name="Nivel_20_0">Hace un par de años, tal vez casi tres ya, se comienzan a implementar algunos modelos más o menos sencillos usando inferencia bayesiana, así como mecanismos propios de simulación. ¿Por qué? ¿No es esto un gusto de algunos pocos? La respuesta es negativa, son muchas las razones por las que este enfoque mejora al anterior:</text:p>
      <text:list text:style-name="WW8Num2">
        <text:list-item>
          <text:p text:style-name="P5">Sencillez en la especificación del modelo.</text:p>
        </text:list-item>
        <text:list-item>
          <text:p text:style-name="P5">Introducción natural de la información a priori que se conoce de los parámetros. Así la introducción de distribuciones a priori, restricciones lineales, orden y signo en los parámetros, es mucho más simple.</text:p>
        </text:list-item>
        <text:list-item>
          <text:p text:style-name="P5">Manejo de las estructuras de parámetros como distribuciones de probabilidad y no solo como medidas centrales.</text:p>
        </text:list-item>
      </text:list>
      <text:p text:style-name="Nivel_20_0">Como contrapartida se tienen:</text:p>
      <text:list text:style-name="WW8Num4">
        <text:list-item>
          <text:p text:style-name="P6">Elevados costes computacionales (estimación mediante algoritmos de simulación)</text:p>
        </text:list-item>
        <text:list-item>
          <text:p text:style-name="P6">La carencia de un interfaz adecuado para la especificación de los modelos</text:p>
        </text:list-item>
        <text:list-item>
          <text:p text:style-name="P6">La dificultad de su almacenamiento (sobre todo salvar el problema de almacenar las cadenas de parámetros estimados), </text:p>
        </text:list-item>
        <text:list-item>
          <text:p text:style-name="P6">La inexistencia de mecanismos diagnósticas de referencia.</text:p>
        </text:list-item>
      </text:list>
      <text:p text:style-name="Nivel_20_0">Este tipo de modelos se están probando con dificultad y de manera restringida en Telefónica Internacional , Coca-Cola finalmente, El Corte Inglés y un corto etcétera.</text:p>
      <text:p text:style-name="Nivel_20_0">Sin embargo, esto es sólo el comienzo. Las especificaciones de los modelos a los que se tiende a ir son:</text:p>
      <text:list text:style-name="WW8Num3">
        <text:list-item>
          <text:p text:style-name="P7">Modelos jerárquicos. En El Corte Inglés se esta probando actualmente modelos jerárquicos con un solo nivel de jerarquía.</text:p>
        </text:list-item>
        <text:list-item>
          <text:p text:style-name="P7">Modelos de componentes no observados</text:p>
        </text:list-item>
        <text:list-item>
          <text:p text:style-name="P7">Modelos de espacios de estado</text:p>
        </text:list-item>
        <text:list-item>
          <text:p text:style-name="P7">Etcétera.</text:p>
        </text:list-item>
      </text:list>
      <text:p text:style-name="Nivel_20_0">Todos estos modelos responden a la necesidad de representar una realidad cambiante que no se circunscribe a un paradigma determinado sino que debe usar muchas veces combinaciones de algunos de ellos e incluso en algunas ocasiones el desarrollo de nuevos tipos de modelos.</text:p>
      <text:h text:style-name="P4" text:outline-level="2">Dificultades actuales y venideras</text:h>
      <text:p text:style-name="Nivel_20_0">La forma de estimación con la que se desarrollan los modelos bajo esta plataforma es básicamente el método de máxima-verosimilitud (El Mundo, Recoletos, La Voz), con incursiones en modelos no lineales con estimadores que minimizan los errores (inicialmente en Coca-Cola, muchos otros) y incipientes estimaciones bayesianas de modelos altamente no lineales (Coca-Cola finalmente, El Corte Inglés, Telefónica Internacional, y un corto etcétera)</text:p>
      <text:p text:style-name="Nivel_20_0">Hace como un año se propuso la idoneidad o no de coordinar un cambio en la forma de plantearnos la solución de estos y ulteriores problemas, para salir de la preocupante situación que se viene atravesando hasta estos momentos.</text:p>
      <text:p text:style-name="Nivel_20_0">La herramienta de modelización en Bayes es TOL. Su identidad e idoneidad en la realidad de nuestra empresa radicó en su álgebra de series, álgebra del tiempo y modelos ARIMA. En esa dirección se ha llegado a desarrollar una biblioteca de componentes (SADD) que permita elaborar un prototipo de aplicación típica basada en estos tipos de modelos. Hasta este nivel se puede decir que se había alcanzado un nivel de productividad aceptable <text:span text:style-name="T1"><text:s text:c="7"/></text:span>aunque poco robusto informáticamente.</text:p>
      <text:p text:style-name="Nivel_20_0">Los problemas comienzan a aparecer en la escalabilidad de las aplicaciones. Al pasar de conjuntos temporales diarios a conjuntos de elementos más finos, ej. horas, el álgebra del tiempo comienza a encontrar su techo. Algunos parches se desarrollan para tratar esta problemática pero sin resolverlo del todo, pues se sigue representando en términos de días. Además el álgebra diaria no esta exenta de errores. Los errores del álgebra diaria son solubles, pero pasar a niveles mas finos exige de un cambio de concepción.</text:p>
      <text:p text:style-name="Nivel_20_0">Por otra parte aparece la necesidad de simular modelos distintos al ARIMA y ya no con el enfoque de la estadística clásica. Con la práctica de la metodología bayesiana en la modelización de los problemas nos encontramos que la mayor parte de las simulaciones hay que escribirlas en lenguaje fuente TOL.</text:p>
      <text:p text:style-name="Nivel_20_0">Comenzamos a detectar ineficiencia en la evaluación de un código muy intensivo en términos de cómputo y consumo de recursos. Se requiere de un álgebra lineal muy completa y eficiente la cual escapa de la capacidad actual de TOL. <text:s/>Como respuesta a necesidades puntuales se desarrollan funcionalidades específicas, capaces de manejar tipos especiales de matrices (Sparse) pero no integradas de forma natural en el lenguaje, esto aleja al analista de pensar en términos del problema para pensar en términos de API's específicas, tiene que adaptar su pensamiento matemático a estas interfaces.</text:p>
      <text:p text:style-name="Nivel_20_0">Una solución al problema podría pasar por escribir API's de modelización en función de las necesidades, pero no sería más que ahondar en el problema de la falta de naturalidad en el lenguaje. Además, nunca llegaríamos a abarcar mínimamente las clases de modelos necesarias y no son tantos los recursos disponibles para codificarlos. Idealmente <text:s/>el lenguaje debería ser capaz de soportar esta necesidad de escritura de modelos diversos en concepto y costosos e intensivos en evaluación.</text:p>
      <text:p text:style-name="Nivel_20_0">La eficiencia en la evaluación puede mejorarse con la reescritura del intérprete y la introducción de nuevos tipo de datos, así como la nueva implementación de los ya existentes. Pero, ¿por qué no usar otra plataforma como R, S+, Matlab, Octave, Scilab, SAS, SPSS, etc. en lugar de aventurarnos en la creación de un nuevo lenguaje?</text:p>
      <text:p text:style-name="Nivel_20_0">¿Podemos confiar en que alguna de esas alternativas será capaz de responder a nuestras necesidades de modelización y desarrollo de las respuesta a los clientes? Hay que evaluarlo.</text:p>
      <text:p text:style-name="Nivel_20_0">El camino adoptado debe garantizar un incremento de la productividad, como mucho, a medio plazo y que se traduzca en:</text:p>
      <text:list text:style-name="WW8Num5">
        <text:list-item>
          <text:p text:style-name="P8">Al inicio de un proyecto en un dominio de problema conocido debemos se capaces de tomar y adaptar, de forma rápida, soluciones ya establecidas en proyectos previos.</text:p>
        </text:list-item>
        <text:list-item>
          <text:p text:style-name="P8">Las soluciones "enlatadas" deben estar formadas a base de <text:s/>componentes reutilizables.</text:p>
        </text:list-item>
        <text:list-item>
          <text:p text:style-name="P8">La incursión en un domino de problema nuevo no debe verse frenado por la necesidad de tener que adaptar las posibles soluciones a estructuras y componentes rígidas. Sí debe ser capaz de aprovechar componentes flexibles.</text:p>
        </text:list-item>
      </text:list>
      <text:p text:style-name="Nivel_20_0">En la actualidad no existe una medida dinámica de la productividad ligada a la evolución del proyecto desde que comienza hasta que se entrega. En el caso de desarrollar una nueva plataforma, ¿por qué no introducir elementos de medida que ayuden a identificar factores que afectan a la productividad? Las medidas podrían abarcar desde el nivel de equipo del proyecto hasta el nivel del programador.</text:p>
      <text:h text:style-name="P3" text:outline-level="1">Deseos</text:h>
      <text:p text:style-name="Nivel_20_0">A continuación enumeramos características y atributos deseables, alguno de ellos son intrínsecos del lenguaje; otros, en cambio, pueden considerarse como extensiones. No todos podrán alcanzarse, algunos habrá que modificarlos ya sea recortándolos o incrementándolos. Posiblemente falten deseos que haya que considerar en este proceso de crítica tecnológica.</text:p>
      <text:p text:style-name="Nivel_20_0">La lista de deseos se presentan clasificados por un criterio conceptual en tres grupos:</text:p>
      <text:h text:style-name="P9" text:outline-level="3">Objetivos y metodología</text:h>
      <text:list text:style-name="WW8Num6">
        <text:list-item>
          <text:p text:style-name="P10">Ser reconocidos como un referente en la <text:span text:style-name="T2">modelización dinámica con enfoque bayesiano</text:span> dentro de la comunidad estadística, no solo por la capacidad de cómputo sino también por la novedad de conceptos incorporados.</text:p>
        </text:list-item>
        <text:list-item>
          <text:p text:style-name="P10">Queremos una plataforma de modelización que sea <text:span text:style-name="T2">robusta y eficiente</text:span>. Téngase en cuenta que debe ser capaz de manejar datos masivos y permanecer en ejecuciones intensivas por un largo periodo de tiempo. </text:p>
        </text:list-item>
        <text:list-item>
          <text:p text:style-name="P10">Queremos una <text:span text:style-name="T2">integración natural del concepto de modelo</text:span> como una relación entre variables y parámetros. WinBugs es una realización de este concepto para la clase de modelos gráficos. ¿Podemos ir mas allá que WinBugs? Los mecanismos de muestreo, estimación, simulación <text:s/>y diagnosis deben poderse especificar de forma natural. El objetivo es especificar el modelo a nivel conceptual manteniendo en lo posible la notación matemática.</text:p>
        </text:list-item>
        <text:list-item>
          <text:p text:style-name="P10">La nueva plataforma debería mantener o superar la <text:span text:style-name="T2">simpleza expresiva</text:span> de la que goza el lenguaje actual, si es que se opta por esta alternativa. Buscamos facilitar su aprendizaje y, a ser posible, mantener una semejanza conceptual y la estructura funcional del lenguaje TOL actual de tal manera que se facilite la migración del conocimiento adquirido y codificado en SADD y las diferentes soluciones ya implantadas. Las extensiones más adecuadas para mejorar esta expresibilidad son la modularidad y la orientación a objetos.</text:p>
        </text:list-item>
        <text:list-item>
          <text:p text:style-name="P10">Para poder aplicar <text:span text:style-name="T2">el método científico</text:span> a gran escala se hace cada día más evidente que es preciso contar con un método de almacenamiento y restauración (<text:span text:style-name="T2">serialización indexada</text:span>) de los estadios sucesivos por los que se atraviesa en el proceso del análisis estadístico, para poder comparar los resultados obtenidos bajo diferentes conjuntos de hipótesis y enunciar así otras nuevas potencialmente mejores. Dada la complejidad de los problemas del mundo real no es suficiente con anotar determinados estadísticos en una tabla sino que es necesario poder visualizar de una forma rápida y sencilla todos los estados relevantes por los se que ha transitado.</text:p>
        </text:list-item>
      </text:list>
      <text:h text:style-name="P9" text:outline-level="3">Componentes y capacidades necesarias</text:h>
      <text:list text:style-name="WW8Num6">
        <text:list-item>
          <text:p text:style-name="P10">Herramientas de <text:span text:style-name="T2">análisis numérico</text:span>: núcleo de álgebra lineal equivalente o superior al soportado en Matlab con un tratamiento eficiente y transparente de los tipos de matrices especiales. Manejo de funciones/ecuaciones transcedentes, interpolación, aproximación, derivación e integración, EDP's, resolución de sistemas no lineales, optimización, programación matemática lineal y no lineal. Herramientas de cálculo simbólico, aritmética de precisión arbitraria y aritmética de intervalos.</text:p>
        </text:list-item>
        <text:list-item>
          <text:p text:style-name="P10">En el área de <text:span text:style-name="T2">minería de datos</text:span> es deseable contar con algoritmos como: árboles de decisión, redes neuronales, agrupamiento jerárquico, análisis de componentes principales, SVM (Support Vector Machine), etc.</text:p>
        </text:list-item>
        <text:list-item>
          <text:p text:style-name="P10">Como marca de la casa debemos desarrollar y publicar un álgebra del tiempo continuo y de series temporales.</text:p>
        </text:list-item>
        <text:list-item>
          <text:p text:style-name="P10">En el área del <text:span text:style-name="T2">análisis estadístico</text:span> es deseable contar con diferentes componentes para llevar a cabo: estadística descriptiva, análisis de series temporales, <text:s/>evaluación y simulación de las distribuciones estadísticas, generación de variable aleatoria, álgebra de variable aleatoria, análisis de regresión, evaluación de la representación espacio-estado (lineal y no lineal), algoritmos de simulación MCMC, estadística no paramétrica, etc.</text:p>
        </text:list-item>
        <text:list-item>
          <text:p text:style-name="P10">En cuanto a <text:span text:style-name="T2">conectividad</text:span> de datos se refiere deseamos una herramienta universal: odbc, accesos nativos (excel, ascii, csv, sqlserver, oracle, mysql, postgres, spss, sas, etc) También es necesario tener al menos algún sistema de importación/exportación de datos con las herramientas estadísticas y matemáticas más usadas, propietarias y open-source, para las que no sea posible tener una comunicación más directa.</text:p>
        </text:list-item>
        <text:list-item>
          <text:p text:style-name="P10">Respecto a los <text:span text:style-name="T2">interfaces</text:span> de usuario, queremos entornos de modelización cómodos y fácilmente adaptables. Estos entornos de modelización deben ofrecer una transición suave y fácil hacia el empaquetado final de la solución a entregar al cliente. El acabado del producto entregado, ya sea aplicación final de cliente o reporte, no debería centrarse o depender en una plataforma específica. Debemos estar preparados para dar respuestas a requerimientos de interfaz muy variados, por ejemplo: soporte Web, VB, Excel, Tcl, Java, CORBA, etc.</text:p>
        </text:list-item>
        <text:list-item>
          <text:p text:style-name="P10">Queremos una plataforma bien <text:span text:style-name="T2">documentada</text:span> y organizada desde sus inicios y que permita la jerarquización del código y de la documentación asociada de una forma sencilla tanto para su consulta como para su actualización y reestructuración. Para facilitar el aprendizaje, se necesita describir nuestra experiencia modelando, no sólo los detalles técnicos matemáticos o informáticos, y eso requerirá sin duda de apoyo tecnológico y de los protocolos adecuados.</text:p>
        </text:list-item>
      </text:list>
      <text:h text:style-name="P9" text:outline-level="3">Productividad y eficiencia</text:h>
      <text:p text:style-name="P11">Los deseos relativos a productividad y eficiencia van directamente ligados al gran objetivo de ser altamente productivos. Véase la medida de productividad estrechamente ligada a los ingresos de la empresa de forma tal que el incremento en la productividad se vea reflejado en un incremento de los ingresos. De esta forma podemos enumerar los siguientes deseos:</text:p>
      <text:list text:style-name="WW8Num6">
        <text:list-item>
          <text:p text:style-name="P10">Queremos mecanismos que faciliten la creación de <text:span text:style-name="T2">componentes reutilizables</text:span> como parte del propio lenguaje.</text:p>
        </text:list-item>
        <text:list-item>
          <text:p text:style-name="P10">También ha de ser <text:span text:style-name="T2">fácilmente extensible</text:span> tanto creando soluciones ad-hoc en C/C++ como embebiendo código de las principales herramientas open-source, como R, WinBugs, SciLab, Máxima, ...</text:p>
        </text:list-item>
        <text:list-item>
          <text:p text:style-name="P10">Queremos una herramienta que sea capaz de <text:span text:style-name="T2">explotar arquitecturas/hardware en paralelo</text:span>.</text:p>
        </text:list-item>
        <text:list-item>
          <text:p text:style-name="P10">Queremos facilidades de <text:span text:style-name="T2">depuración de código</text:span> con todos los elementos usuales: ejecución paso a paso, interrupción con puntos de ruptura, visualización de variables locales y de la pila de llamadas de funciones, ...</text:p>
        </text:list-item>
        <text:list-item>
          <text:p text:style-name="P10">Hay que reforzar y fomentar el uso de todas las herramientas web de la <text:span text:style-name="T2">comunidad de usuarios</text:span> reporte de errores, acceso al código y a la documentación, noticias, comentarios, FAQ, trucos, ...</text:p>
        </text:list-item>
        <text:list-item>
          <text:p text:style-name="P10">Queremos mecanismos de <text:span text:style-name="T2">medida de la productividad</text:span>, a ser posible soportadas en la propia plataforma de la forma mas automática y <text:s/>transparente posible. Esto podría entenderse como mecanismos de generación de archivos históricos de número de errores, warnings, caídas del sistema, líneas de código y comentarios, número de funciones, etc. </text:p>
        </text:list-item>
      </text:list>
      <text:h text:style-name="P3" text:outline-level="1">Alternativas y costes</text:h>
      <text:p text:style-name="Nivel_20_0">Por el momento se han presentado 4 estrategias cada una de las cuales supone diferentes estructuras de costes y permite un grado particular de cumplimiento de los requerimientos descritos en la anterior “carta a los reyes magos”</text:p>
      <text:list text:style-name="WW8Num7">
        <text:list-item>
          <text:p text:style-name="P12"><text:span text:style-name="T2">Restructurar TOL</text:span>: Nueva implementación del analizador sintáctico y evaluador de TOL manteniendo compatibilidad con el código actual. Esto implicaría un incremento en la velocidad de evaluación considerable dentro de un proceso de continuación del mantenimiento evolutivo y correctivo de TOL.</text:p>
        </text:list-item>
        <text:list-item>
          <text:p text:style-name="P12"><text:span text:style-name="T2">Adoptar una solución OpenSource (R+)</text:span>: Extender R de forma tal que incluya el álgebra del tiempo y series, dotarle de un interfaz realmente potente que facilite tanto el trabajo de análisis estadístico como el mantenimiento de los modelos por parte del cliente, al menos sustitutito del actual SADD-TCL. Además para ser consecuentes con los requerimientos descritos, habría que introducir mecanismos de depuración de código, crear API’s de R, si no existen ya, con otras aplicaciones open-source que puedan ser necesarias como WinBugs, SciLab, .. </text:p>
        </text:list-item>
        <text:list-item>
          <text:p text:style-name="P12"><text:span text:style-name="T2">TOL/2</text:span>: desarrollar un nuevo lenguaje que responda a todo lo descrito en la sección anterior. <text:span text:style-name="T3">Falta definir cómo lo identificamos: ¿TOL2, MOLE, BDL = Bayesian Dynamic Language, TML = Time Modeling Language, DML = Dynamic Modeling Language?</text:span></text:p>
        </text:list-item>
        <text:list-item>
          <text:p text:style-name="P12"><text:span text:style-name="T2">Plataformas propietarias</text:span>: desarrollar soluciones sobre SAS, S+, Clementine, etc.; </text:p>
        </text:list-item>
        <text:list-item>
          <text:p text:style-name="P13">Otras alternativas</text:p>
        </text:list-item>
      </text:list>
      <text:p text:style-name="P14"/>
      <text:h text:style-name="P15" text:outline-level="3">La opción de externalización (D)</text:h>
      <text:p text:style-name="P14">La opción D supone externalizar casi por completo el desarrollo del software y operar al estilo de las consultoras típicas, lo cual implica renunciar a bastantes puntos del apartado anterior pues resulta imposible tocar el código fuente. De hecho supone un cambio de filosofía radical que hace casi imposible compararla con las opciones anteriores pues tendríamos casi que cambiar de negocio. </text:p>
      <text:p text:style-name="P14">No obstante resulta bastante sencillo de evaluar monetariamente algunas de las componentes de los costes asociados como las licencias de software, cursos y libros que habría que adquirir de forma masiva en la etapa inicial y de los que no nos libraríamos de actualizarnos cada poco tiempo, así como el coste de ampliación de características nuevas no desarrollables desde Bayes, que serían seguramente muy frecuentes y de costes todavía más elevados que las licencias estándar que ya de por sí son prácticamente inasequibles a una empresa que factura apenas unos pocos millones de euros. </text:p>
      <text:p text:style-name="P14">En todo caso sí que parece razonable adquirir al menos un puesto de trabajo de las principales herramientas porque en algunos casos muy concretos sí que pueden dar soluciones estándar muy rápidas y también para tomar de ellas algunas ideas interesantes. Podríamos decir que más que una opción tecnológica en sí misma sería un complemento de cualquiera de las otras tres.</text:p>
      <text:p text:style-name="P14">Para dar una idea orientativa del volumen que supone véanse la siguiente tabla de precios de licencias básicas anuales, las cuales supondrían en realidad sólo la punta del iceberg de los costes.</text:p>
      <text:p text:style-name="P14">Y esto sólo es el coste de actualización anual, además es necesaria una inversión <text:s/>inicial en la adquisición de cada licencia que en el caso de SPSS/Clementine se desglosa en la segunda tabla. Aunque muchos apartados no fueran necesarios o al menos no en cada puesto de trabajo está claro que los costes son de todo punto inasumibles, cobre todo teniendo en cuenta que los problemas con los que nos encontramos muy a menudo no están contemplados por este tipo de herramientas.</text:p>
      <text:p text:style-name="P14"/>
      <text:p text:style-name="P16"><text:bookmark-start text:name="_1208770987"/><text:bookmark-start text:name="_1208771006"/><text:bookmark-start text:name="_1208771012"/><text:bookmark-start text:name="_1208771338"/><text:bookmark-end text:name="_1208770987"/><text:bookmark-end text:name="_1208771006"/><text:bookmark-end text:name="_1208771012"/><text:bookmark-end text:name="_1208771338"/><draw:frame draw:style-name="fr1" draw:name="Objeto1" text:anchor-type="as-char" svg:width="16.081cm" svg:height="4.075cm" draw:z-index="0"><draw:object-ole xlink:href="./Object 1" xlink:type="simple" xlink:show="embed" xlink:actuate="onLoad"/><draw:image xlink:href="./ObjectReplacements/Object 1" xlink:type="simple" xlink:show="embed" xlink:actuate="onLoad"/></draw:frame><text:bookmark text:name="_1208770829"/><text:bookmark text:name="_1208771031"/><text:bookmark text:name="_1208771108"/><draw:frame draw:style-name="fr2" draw:name="Objeto2" text:anchor-type="as-char" svg:width="16.113cm" svg:height="7.458cm" draw:z-index="1"><draw:object-ole xlink:href="./Object 2" xlink:type="simple" xlink:show="embed" xlink:actuate="onLoad"/><draw:image xlink:href="./ObjectReplacements/Object 2" xlink:type="simple" xlink:show="embed" xlink:actuate="onLoad"/></draw:frame></text:p>
      <text:h text:style-name="P15" text:outline-level="3">Componentes del coste de las opciones A, B y C</text:h>
      <text:p text:style-name="P14">Ninguna de las opciones es gratis, más bien todas conllevan un esfuerzo ingente. A continuación se va <text:s/>a intentar desglosar un poco el balance coste-beneficios de cada una de estas opciones aunque no deja de ser un ejercicio de software-ficción, ya que es imposible hacer una evaluación objetiva de algo que no se ha hecho nunca.</text:p>
      <text:h text:style-name="P17" text:outline-level="4">Costes de DESARROLLO (C1)</text:h>
      <text:p text:style-name="P14">Incluye todo lo que hay que programar en C/C++, R, TOL o lo que sea, diseño, algoritmos, evaluación de paquetes open-source, interfaces, ...</text:p>
      <text:p text:style-name="P14">Los costes de desarrollo de la opción A parece que serían menores a primera vista pero dado el lío de implementación fruto del implante sucesivo de parches y a la falta de un diseño inicial el trabajo inicial de desintrincamiento podría ser mucho mayor de lo esperado e incluso podría no ser factible. Exagerando un poco, <text:s/>que este coste sea infinito tiene probabilidad no nula. </text:p>
      <text:p text:style-name="P14">En la opción B habría en principio que desarrollar menos cosas pues en R hay muchas cosas hechas, aunque no todo lo que hay en R nos sirve de algo. Pero también es cierto que sería mucho más complicado de desarrollar pues dependeríamos de una estructura ya creada en cuyos planes no entraban tener un álgebra del tiempo que maneja objetos virtualmente infinitos o un interfaz que muestra a posteriori todos los objetos que han sido creados desde el lenguaje. Estas son diferencias estructurales que no se pueden solucionar con un simple parche o una extensión, puesto que atañen a núcleo mismo del sistema. Habría por tanto que convencer al equipo de R de sus carencias para que lo asumieran e incluyeran en sus objetivos, al margen de que lo desarrolláramos nosotros. Sin su consentimiento se podría hacer una rama como ha propuesto Jorge, pero entonces tendríamos habría que buscar la manera de conseguir el apoyo de la comunidad que usa R para que se diera una migración masiva a nuestro R+</text:p>
      <text:p text:style-name="P14">En la opción C habría que desarrollar muchas más cosas que en la A o la B aunque también es cierto que existe mucho software open-source que no existía hace 10 años del cual podemos adoptar y/o adaptar muchas cosas con un esfuerzo quizás mucho menor de lo que podría parecer a simple vista. </text:p>
      <text:p text:style-name="P14">Podría resumirse todo esto en la siguiente relación de orden</text:p>
      <text:p text:style-name="P18">C1(B)&lt;&lt;C1(A)&lt;=C1(C)</text:p>
      <text:p text:style-name="P14">donde “&lt;=” significa “algo menor que” y “&lt;&lt;” quiere decir “bastante menor que“. Más adelante se harán simulaciones basadas en asignar coeficientes que cuantifiquen estas relaciones cualitativas.</text:p>
      <text:h text:style-name="P17" text:outline-level="4">Coste de IMPLANTACIÓN (C2)</text:h>
      <text:p text:style-name="P14">Incluye todo el esfuerzo necesario para migrar los proyectos actuales al nuevo sistema tecnológico.</text:p>
      <text:p text:style-name="P14">La opción A implicaría menor coste de implantación pero de ninguna manera sería pequeño este coste porque el estado de SADD y del código de los proyectos está muy lejos de ser medianamente razonable por lo que dejarlo como está es implanteable a medio plazo.</text:p>
      <text:p text:style-name="P14">La opción B implicaría un esfuerzo realmente enorme y podría obligar a renunciar a algunas de las cosas que ahora nos parecen naturales, como que los objetos tengan tipo por ejemplo. También es cierto que tendríamos otras muchas que ahora son muy complicadas o no existen. En cualquier caso supondría no sólo reescribir todo sino también rehacer desde cero todo el trabajo de estructuración de los proyectos que mal o bien se han hecho hasta ahora.</text:p>
      <text:p text:style-name="P14">La opción C tendría mucho menos coste que la B y algo más que la A pero no demasiado, pues con las oportunas herramientas de traducción de código de TOL a TOL/2 se tendría en un breve plazo un punto de partida, aunque obviamente el trabajo de <text:s/>reorganización y limpieza sería prácticamente el mismo.</text:p>
      <text:p text:style-name="P14">Todo esto se puede expresar así</text:p>
      <text:p text:style-name="P14">C2(A)&lt;=C2(C)&lt;&lt;C2(B)</text:p>
      <text:h text:style-name="P17" text:outline-level="4">Coste de APRENDIZAJE (C3)</text:h>
      <text:p text:style-name="P14">Incluye el aprendizaje del manejo del sistema tecnológico, creación de documentación, <text:s/>...</text:p>
      <text:p text:style-name="P14">En la opción A hay pendiente un esfuerzo enorme de documentación que se ve muy dificultado por las incoherencias internas de TOL y la falta de diseño. A pesar de que hay muchos anlistas que tienen cierto grado de dominio de TOL, a la vista del código que se escribe queda patente que no se conoce en profundidad el lenguaje y se utiliza de forma muy ineficiente, a parte de la propia ineficiencia inherente a TOL.</text:p>
      <text:p text:style-name="P14">En la opción B no habría que hacer mucho esfuerzo como compañía pues existe una documentación muy extensa de R y el resto de herramientas open-source, pero sí habría que hacer un esfuerzo personal generalizado para aprender todos esos sistemas que no son nada faciles de dominar. Para los nuevos fichajes en principio podría ser una exigencia por lo que se puede asumir coste nulo o muy bajo, por lo que a la larga tenderá a ser menor.</text:p>
      <text:p text:style-name="P14">En la opción C hay que hacerlo prácticamente todo pero eso no es mucho más que en la opción A, por lo que tendríamos la relación</text:p>
      <text:p text:style-name="Nivel_20_0"><text:span text:style-name="T4"><text:s/></text:span><text:span text:style-name="T3">C3(B)&lt;&lt;C3(A)&lt;=C3(C)</text:span></text:p>
      <text:h text:style-name="P17" text:outline-level="4">Coste de MANTENIMIENTO (C4)</text:h>
      <text:p text:style-name="P14">Incluye arreglo de bugs, desarrollo de nueva tecnología y crecimiento del sistema. </text:p>
      <text:p text:style-name="P14">El coste de la opción A sería muy similar al que actualmente ocasiona TOL. El coste de la opción C sería en principio bastante menor al partir de un diseño coherente y bien pensado. Por otro lado si conseguimos el apoyo y el interés de la comunidad estadística el coste sería cada vez menor y casi se limitaría a la evaluación de las soluciones planteadas por terceros. Con respecto a la opción B cabe hacer los mismos comentarios que con el coste de desarrollo. </text:p>
      <text:p text:style-name="P14">La relación de orden sería C4(B)&lt;=C4(C)&lt;&lt;C4(A) <text:s/></text:p>
      <text:h text:style-name="P17" text:outline-level="4">Coste de DEPENDENCIA (C5) </text:h>
      <text:p text:style-name="P14">Incluye todas las pérdidas ocasionadas por los errores, defectos y sobre todo carencias que encontremos en el código de las librerías y herramientas open-source que usemos. Es un hecho que la expresabilidad de modelos cada vez más complejos llevarán de una forma continuada a la necesidad de incorporar características más y más avanzadas.</text:p>
      <text:p text:style-name="P14">En la opción A y C el coste sería muy similar entre sí y mucho menor que en la B pues constantemente requeriríamos de la aprobación del equipo de R y el resto de paquetes que usáramos, además del coste de la programación en sí misma.</text:p>
      <text:p text:style-name="P14">En resumen, C5(C)=C5(A)&lt;&lt;C5(B) <text:s/></text:p>
      <text:h text:style-name="P15" text:outline-level="3">Evaluación del coste relativo</text:h>
      <text:p text:style-name="P14">Como una primera aproximación al problema, se ha escrito el programa TOL <text:s/>adjunto AnalisisDeCostesDeProduccion.tol que calcula los costes relativos en función de parámetros simulados 10000 veces con respecto a ciertos a priori muy sencillos </text:p>
      <text:p text:style-name="P19">Coste Opción A = 1.030184</text:p>
      <text:p text:style-name="P19">Coste Opción B = 1.015135</text:p>
      <text:p text:style-name="P19">Coste Opción C = 1.016867</text:p>
      <text:p text:style-name="P14">Los costes de las tres opciones son en principio muy parecidos siendo las opciones C (crear un nuevo TOL2/MOLE) B (adaptar R+bugs+...) <text:s/>ligeramente mejores que la A (arreglar TOL)</text:p>
      <text:p text:style-name="P14">Los parámetros de la simulación son obviamente arbitrarios pero no parece que los resultados puedan ser muy diferentes aún cambiandolos drásticamente dentro un marco razonable, con lo que la conclusión principal es que cualquier camino a tomar conlleva prácticamente los mismos costes, que serán en cualquier caso muy al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 svg:font-family="Tahoma"/>
    <style:font-face style:name="Courier New" svg:font-family="'Courier New'" style:font-family-generic="modern"/>
    <style:font-face style:name="Arial Unicode MS" svg:font-family="'Arial Unicode MS'" style:font-family-generic="swiss"/>
    <style:font-face style:name="HG Mincho Light J" svg:font-family="'HG Mincho Light J', 'Times New Roman'" style:font-pitch="variable"/>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ahoma1"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Tahoma" fo:font-size="12pt" fo:language="es" fo:country="ES" style:font-name-asian="Lucida Sans Unicode" style:font-size-asian="12pt" style:language-asian="none" style:country-asian="none" style:font-name-complex="Tahoma2"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punctuation-wrap="simple" style:line-break="strict" style:vertical-align="baseline" style:writing-mode="lr-tb"/>
      <style:text-properties style:use-window-font-color="true" style:font-name="Tahoma1" fo:font-size="12pt" fo:language="es" fo:country="ES" style:font-name-asian="Times New Roman" style:font-size-asian="12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2" style:font-size-complex="14pt"/>
    </style:style>
    <style:style style:name="Heading_20_1" style:display-name="Heading 1" style:family="paragraph" style:parent-style-name="Standard" style:next-style-name="Nivel_20_0" style:class="text" style:default-outline-level="1">
      <style:paragraph-properties fo:margin-left="0cm" fo:margin-right="0cm" fo:margin-top="0.847cm" fo:margin-bottom="0.423cm" fo:text-align="start" style:justify-single-word="false" fo:text-indent="0cm" style:auto-text-indent="false" fo:keep-with-next="always"/>
      <style:text-properties fo:font-size="16pt" fo:font-weight="bold" style:letter-kerning="true" style:font-size-asian="16pt" style:font-weight-asian="bold"/>
    </style:style>
    <style:style style:name="Heading_20_2" style:display-name="Heading 2" style:family="paragraph" style:parent-style-name="Heading_20_1" style:next-style-name="Nivel_20_0" style:class="text" style:default-outline-level="2">
      <style:paragraph-properties fo:margin-left="0cm" fo:margin-right="0cm" fo:margin-top="0.423cm" fo:margin-bottom="0.212cm" fo:text-indent="0cm" style:auto-text-indent="false"/>
      <style:text-properties fo:font-size="15pt" style:font-size-asian="15pt"/>
    </style:style>
    <style:style style:name="Heading_20_3" style:display-name="Heading 3" style:family="paragraph" style:parent-style-name="Heading_20_2" style:next-style-name="Nivel_20_0" style:class="text" style:default-outline-level="3">
      <style:paragraph-properties fo:margin-left="0cm" fo:margin-right="0cm" fo:text-indent="0cm" style:auto-text-indent="false"/>
      <style:text-properties fo:font-size="14pt" style:font-size-asian="14pt"/>
    </style:style>
    <style:style style:name="Heading_20_4" style:display-name="Heading 4" style:family="paragraph" style:parent-style-name="Heading_20_2" style:next-style-name="Nivel_20_0" style:class="text" style:default-outline-level="4">
      <style:paragraph-properties fo:margin-left="0cm" fo:margin-right="0cm" fo:text-indent="0cm" style:auto-text-indent="false">
        <style:tab-stops>
          <style:tab-stop style:position="-4.001cm"/>
        </style:tab-stops>
      </style:paragraph-properties>
      <style:text-properties fo:font-size="13pt" style:font-size-asian="13pt"/>
    </style:style>
    <style:style style:name="Heading_20_5" style:display-name="Heading 5" style:family="paragraph" style:parent-style-name="Heading_20_2" style:next-style-name="Nivel_20_0" style:class="text" style:default-outline-level="5">
      <style:paragraph-properties fo:margin-left="0cm" fo:margin-right="0cm" fo:text-indent="0cm" style:auto-text-indent="false"/>
      <style:text-properties fo:font-size="12pt" style:font-size-asian="12pt"/>
    </style:style>
    <style:style style:name="Heading_20_6" style:display-name="Heading 6" style:family="paragraph" style:parent-style-name="Heading_20_2" style:next-style-name="Nivel_20_0" style:class="text" style:default-outline-level="6">
      <style:paragraph-properties fo:margin-left="0cm" fo:margin-right="0cm" fo:margin-top="0.423cm" fo:margin-bottom="0cm" fo:text-indent="0cm" style:auto-text-indent="false"/>
      <style:text-properties fo:font-size="12pt" fo:font-weight="normal" style:font-size-asian="12pt" style:font-weight-asian="normal"/>
    </style:style>
    <style:style style:name="Heading_20_7" style:display-name="Heading 7" style:family="paragraph" style:parent-style-name="Heading_20_6" style:next-style-name="Nivel_20_0" style:class="text" style:default-outline-level="7">
      <style:paragraph-properties fo:margin-left="0cm" fo:margin-right="0cm" fo:text-indent="0cm" style:auto-text-indent="false"/>
    </style:style>
    <style:style style:name="Heading_20_8" style:display-name="Heading 8" style:family="paragraph" style:parent-style-name="Heading_20_7" style:next-style-name="Nivel_20_0" style:class="text" style:default-outline-level="8">
      <style:paragraph-properties fo:margin-left="0cm" fo:margin-right="0cm" fo:text-indent="0cm" style:auto-text-indent="false"/>
    </style:style>
    <style:style style:name="Heading_20_9" style:display-name="Heading 9" style:family="paragraph" style:parent-style-name="Heading_20_7" style:next-style-name="Nivel_20_0" style:class="text" style:default-outline-level="9">
      <style:paragraph-properties fo:margin-left="0cm" fo:margin-right="0cm" fo:text-indent="0cm" style:auto-text-indent="false">
        <style:tab-stops>
          <style:tab-stop style:position="0.635cm"/>
        </style:tab-stops>
      </style:paragraph-properties>
    </style:style>
    <style:style style:name="List" style:family="paragraph" style:parent-style-name="Text_20_body" style:class="list">
      <style:text-properties style:font-name="Tahoma" style:font-name-complex="Tahom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fo:text-align="end" style:justify-single-word="false">
        <style:tab-stops>
          <style:tab-stop style:position="7.5cm" style:type="center"/>
          <style:tab-stop style:position="15.503cm" style:type="right"/>
        </style:tab-stops>
      </style:paragraph-properties>
      <style:text-properties fo:font-size="8pt" style:font-size-asian="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ahoma" fo:font-size="10pt" fo:font-style="italic" style:font-size-asian="10pt" style:font-style-asian="italic" style:font-name-complex="Tahoma"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style>
    <style:style style:name="Index" style:family="paragraph" style:parent-style-name="Standard" style:class="index">
      <style:paragraph-properties text:number-lines="false" text:line-number="0"/>
      <style:text-properties style:font-name="Tahoma" style:font-name-complex="Tahoma"/>
    </style:style>
    <style:style style:name="Contents_20_1" style:display-name="Contents 1" style:family="paragraph" style:parent-style-name="Nivel_20_0" style:next-style-name="Standard" style:class="index">
      <style:paragraph-properties>
        <style:tab-stops>
          <style:tab-stop style:position="16.002cm" style:type="right" style:leader-style="solid" style:leader-text="_"/>
        </style:tab-stops>
      </style:paragraph-properties>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5.649cm" style:type="right" style:leader-style="solid" style:leader-text="_"/>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5.296cm" style:type="right" style:leader-style="solid" style:leader-text="_"/>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4.944cm" style:type="right" style:leader-style="solid" style:leader-text="_"/>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4.591cm" style:type="right" style:leader-style="solid" style:leader-text="_"/>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4.238cm" style:type="right" style:leader-style="solid" style:leader-text="_"/>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3.885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3.533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3.18cm" style:type="right" style:leader-style="solid" style:leader-text="_"/>
        </style:tab-stops>
      </style:paragraph-properties>
    </style:style>
    <style:style style:name="Quotations" style:family="paragraph" style:parent-style-name="Nivel_20_1_20_sin_20_punto" style:class="html">
      <style:paragraph-properties fo:margin-left="1cm" fo:margin-right="0cm" fo:text-indent="0cm" style:auto-text-indent="false"/>
      <style:text-properties fo:font-style="italic" style:font-style-asian="italic"/>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Nimbus Sans L" fo:font-size="14pt" style:font-name-asian="HG Mincho Light J" style:font-size-asian="14pt" style:font-name-complex="Nimbus Sans L" style:font-size-complex="14pt"/>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_20__28_user_29_" style:display-name="Frame contents (user)" style:family="paragraph" style:parent-style-name="Text_20_body"/>
    <style:style style:name="Index_20__28_user_29_" style:display-name="Index (user)" style:family="paragraph" style:parent-style-name="Standard">
      <style:paragraph-properties text:number-lines="false" text:line-number="0"/>
    </style:style>
    <style:style style:name="Nivel_20_0" style:display-name="Nivel 0" style:family="paragraph" style:parent-style-name="Standard">
      <style:paragraph-properties fo:margin-top="0.212cm" fo:margin-bottom="0cm"/>
    </style:style>
    <style:style style:name="Título_20_central" style:display-name="Título central" style:family="paragraph" style:parent-style-name="Standard" style:next-style-name="Nivel_20_0">
      <style:paragraph-properties fo:margin-top="0.847cm" fo:margin-bottom="0cm" fo:text-align="center" style:justify-single-word="false"/>
      <style:text-properties fo:font-size="26pt" fo:font-weight="bold" style:font-size-asian="26pt" style:font-weight-asian="bold"/>
    </style:style>
    <style:style style:name="Código" style:family="paragraph" style:parent-style-name="Standard">
      <style:text-properties style:font-name="Courier New" fo:font-size="9pt" style:font-size-asian="9pt"/>
    </style:style>
    <style:style style:name="Título_20_sin_20_numerar" style:display-name="Título sin numerar" style:family="paragraph" style:parent-style-name="Standard" style:next-style-name="Nivel_20_0">
      <style:paragraph-properties fo:margin-top="0.847cm" fo:margin-bottom="0.212cm"/>
      <style:text-properties fo:font-size="16pt" fo:font-weight="bold" style:font-size-asian="16pt" style:font-weight-asian="bold"/>
    </style:style>
    <style:style style:name="Caja_20_de_20_control" style:display-name="Caja de control" style:family="paragraph" style:parent-style-name="Standard">
      <style:text-properties fo:font-size="10pt" style:font-size-asian="10pt"/>
    </style:style>
    <style:style style:name="Pie_20_de_20_página_20_par" style:display-name="Pie de página par" style:family="paragraph" style:parent-style-name="Footer">
      <style:paragraph-properties fo:text-align="start" style:justify-single-word="false"/>
    </style:style>
    <style:style style:name="Pie_20_de_20_página_20_impar" style:display-name="Pie de página impar" style:family="paragraph" style:parent-style-name="Footer"/>
    <style:style style:name="Subtítulo_20_central" style:display-name="Subtítulo central" style:family="paragraph" style:parent-style-name="Título_20_central">
      <style:text-properties fo:font-size="20pt" style:font-size-asian="20pt"/>
    </style:style>
    <style:style style:name="Nivel_20_1" style:display-name="Nivel 1" style:family="paragraph" style:parent-style-name="Standard">
      <style:paragraph-properties fo:margin-left="-0.501cm" fo:margin-right="0cm" fo:margin-top="0.282cm" fo:margin-bottom="0cm" fo:text-indent="0cm" style:auto-text-indent="false"/>
    </style:style>
    <style:style style:name="Nivel_20_2" style:display-name="Nivel 2" style:family="paragraph" style:parent-style-name="Nivel_20_1">
      <style:paragraph-properties fo:margin-left="1.501cm" fo:margin-right="0cm" fo:margin-top="0.212cm" fo:margin-bottom="0cm" fo:text-indent="-0.501cm" style:auto-text-indent="false"/>
    </style:style>
    <style:style style:name="Nivel_20_3" style:display-name="Nivel 3" style:family="paragraph" style:parent-style-name="Nivel_20_1">
      <style:paragraph-properties fo:margin-left="2.002cm" fo:margin-right="0cm" fo:margin-top="0.141cm" fo:margin-bottom="0cm" fo:text-indent="-0.501cm" style:auto-text-indent="false"/>
    </style:style>
    <style:style style:name="Nivel_20_4" style:display-name="Nivel 4" style:family="paragraph" style:parent-style-name="Nivel_20_1">
      <style:paragraph-properties fo:margin-left="2.501cm" fo:margin-right="0cm" fo:margin-top="0.071cm" fo:margin-bottom="0cm" fo:text-indent="-0.501cm" style:auto-text-indent="false"/>
    </style:style>
    <style:style style:name="Nivel_20_2_20_sin_20_punto" style:display-name="Nivel 2 sin punto" style:family="paragraph" style:parent-style-name="Nivel_20_2">
      <style:paragraph-properties fo:margin-left="1.501cm" fo:margin-right="0cm" fo:text-indent="0cm" style:auto-text-indent="false"/>
    </style:style>
    <style:style style:name="Figura_20_central" style:display-name="Figura central" style:family="paragraph" style:parent-style-name="Nivel_20_0">
      <style:paragraph-properties fo:margin-left="1.501cm" fo:margin-right="0cm" fo:margin-top="0.494cm" fo:margin-bottom="0.282cm" fo:text-indent="0cm" style:auto-text-indent="false"/>
    </style:style>
    <style:style style:name="Figura_20_lateral_20_nivel_20_0" style:display-name="Figura lateral nivel 0" style:family="paragraph" style:parent-style-name="Figura_20_central">
      <style:paragraph-properties fo:margin-left="0cm" fo:margin-right="1.501cm" fo:margin-top="0.423cm" fo:margin-bottom="0.423cm" fo:text-indent="0cm" style:auto-text-indent="false"/>
    </style:style>
    <style:style style:name="Figura_20_lateral_20_nivel_20_1" style:display-name="Figura lateral nivel 1" style:family="paragraph" style:parent-style-name="Figura_20_lateral_20_nivel_20_0">
      <style:paragraph-properties fo:margin-left="1cm" fo:margin-right="0.501cm" fo:margin-top="0.282cm" fo:margin-bottom="0.423cm" fo:text-indent="0cm" style:auto-text-indent="false"/>
    </style:style>
    <style:style style:name="Figura_20_lateral_20_nivel_20_2" style:display-name="Figura lateral nivel 2" style:family="paragraph" style:parent-style-name="Figura_20_lateral_20_nivel_20_1">
      <style:paragraph-properties fo:margin-left="1.501cm" fo:margin-right="0cm" fo:margin-top="0.212cm" fo:margin-bottom="0.423cm" fo:text-indent="0cm" style:auto-text-indent="false"/>
    </style:style>
    <style:style style:name="Nivel_20_3_20_sin_20_punto" style:display-name="Nivel 3 sin punto" style:family="paragraph" style:parent-style-name="Nivel_20_3">
      <style:paragraph-properties fo:margin-left="2cm" fo:margin-right="0cm" fo:text-indent="0cm" style:auto-text-indent="false"/>
    </style:style>
    <style:style style:name="Nivel_20_4_20_sin_20_punto" style:display-name="Nivel 4 sin punto" style:family="paragraph" style:parent-style-name="Nivel_20_4">
      <style:paragraph-properties fo:margin-left="2.501cm" fo:margin-right="0cm" fo:text-indent="0cm" style:auto-text-indent="false"/>
    </style:style>
    <style:style style:name="Nivel_20_5" style:display-name="Nivel 5" style:family="paragraph" style:parent-style-name="Nivel_20_1">
      <style:paragraph-properties fo:margin-left="3.501cm" fo:margin-right="0cm" fo:margin-top="0cm" fo:margin-bottom="0cm" fo:text-indent="-0.501cm" style:auto-text-indent="false"/>
    </style:style>
    <style:style style:name="Nivel_20_5_20_sin_20_punto" style:display-name="Nivel 5 sin punto" style:family="paragraph" style:parent-style-name="Nivel_20_5">
      <style:paragraph-properties fo:margin-left="3.501cm" fo:margin-right="0cm" fo:text-indent="0cm" style:auto-text-indent="false"/>
    </style:style>
    <style:style style:name="Nivel_20_1_20_sin_20_punto" style:display-name="Nivel 1 sin punto" style:family="paragraph" style:parent-style-name="Nivel_20_1">
      <style:paragraph-properties fo:margin-left="0.501cm" fo:margin-right="0cm" fo:text-indent="0cm" style:auto-text-indent="false"/>
    </style:style>
    <style:style style:name="Mini_20_tabla" style:display-name="Mini tabla" style:family="paragraph" style:parent-style-name="Caja_20_de_20_control">
      <style:text-properties fo:font-size="6pt" style:font-size-asian="6pt"/>
    </style:style>
    <style:style style:name="Bibliografía" style:family="paragraph" style:parent-style-name="Nivel_20_1">
      <style:paragraph-properties fo:margin-left="6.001cm" fo:margin-right="0cm" fo:margin-top="0.212cm" fo:margin-bottom="0cm" fo:text-indent="-6.001cm" style:auto-text-indent="false"/>
      <style:text-properties fo:font-size="10pt" style:font-size-asian="10pt"/>
    </style:style>
    <style:style style:name="Mapa_20_del_20_documento" style:display-name="Mapa del documento" style:family="paragraph" style:parent-style-name="Standard">
      <style:paragraph-properties fo:background-color="#000080">
        <style:background-image/>
      </style:paragraph-properties>
      <style:text-properties style:font-name="Tahoma1" style:font-name-complex="Tahoma1"/>
    </style:style>
    <style:style style:name="Texto_20_comentario" style:display-name="Texto comentario" style:family="paragraph" style:parent-style-name="Standard">
      <style:text-properties fo:font-size="10pt" style:font-size-asian="10pt"/>
    </style:style>
    <style:style style:name="Normal_20__28_Web_29_" style:display-name="Normal (Web)" style:family="paragraph" style:parent-style-name="Standard">
      <style:paragraph-properties fo:margin-top="0.176cm" fo:margin-bottom="0.21cm" fo:text-align="start" style:justify-single-word="false" fo:hyphenation-ladder-count="no-limit" style:text-autospace="ideograph-alpha" style:punctuation-wrap="hanging" style:vertical-align="auto"/>
      <style:text-properties style:font-name="Arial Unicode MS" fo:language="es" fo:country="ES" style:font-size-complex="12pt" fo:hyphenate="true" fo:hyphenation-remain-char-count="2" fo:hyphenation-push-char-count="2"/>
    </style:style>
    <style:style style:name="Page_20_Number" style:display-name="Page Number" style:family="text" style:parent-style-name="WW-Fuente_20_de_20_párrafo_20_predeter.1">
      <style:text-properties style:font-name="Verdana"/>
    </style:style>
    <style:style style:name="Internet_20_link" style:display-name="Internet link" style:family="text" style:parent-style-name="WW-Fuente_20_de_20_párrafo_20_predeter.1">
      <style:text-properties fo:color="#0000ff" style:text-underline-style="solid" style:text-underline-width="auto" style:text-underline-color="font-color"/>
    </style:style>
    <style:style style:name="Visited_20_Internet_20_Link" style:display-name="Visited Internet Link" style:family="text" style:parent-style-name="WW-Fuente_20_de_20_párrafo_20_predeter.1">
      <style:text-properties fo:color="#0000ff" style:text-underline-style="solid" style:text-underline-width="auto" style:text-underline-color="font-color"/>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Fuente_20_de_20_párrafo_20_predeter." style:display-name="Fuente de párrafo predeter." style:family="text"/>
    <style:style style:name="WW8Num1z0" style:family="text">
      <style:text-properties style:font-name="Symbol"/>
    </style:style>
    <style:style style:name="WW-Fuente_20_de_20_párrafo_20_predeter." style:display-name="WW-Fuente de párrafo predeter." style:family="text"/>
    <style:style style:name="WW-Fuente_20_de_20_párrafo_20_predeter.1" style:display-name="WW-Fuente de párrafo predeter.1" style:family="text"/>
    <style:style style:name="Footnote_20_Characters" style:display-name="Footnote Characters" style:family="text" style:parent-style-name="WW-Fuente_20_de_20_párrafo_20_predeter.1">
      <style:text-properties style:text-position="super 58%"/>
    </style:style>
    <style:style style:name="WW8Num3z1" style:family="text">
      <style:text-properties style:font-name="Courier New"/>
    </style:style>
    <style:style style:name="WW8Num3z2" style:family="text">
      <style:text-properties style:font-name="Wingdings"/>
    </style:style>
    <style:style style:name="WW8Num4z1" style:family="text">
      <style:text-properties style:font-name="Courier New"/>
    </style:style>
    <style:style style:name="WW8Num4z2" style:family="text">
      <style:text-properties style:font-name="Wingdings"/>
    </style:style>
    <style:style style:name="WW8Num5z1" style:family="text">
      <style:text-properties style:font-name="Courier New"/>
    </style:style>
    <style:style style:name="WW8Num5z2" style:family="text">
      <style:text-properties style:font-name="Wingdings"/>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St2z0" style:family="text">
      <style:text-properties style:font-name="Arial"/>
    </style:style>
    <style:style style:name="Bullets" style:family="text">
      <style:text-properties style:font-name="StarSymbol" fo:font-size="9pt" style:font-name-asian="StarSymbol" style:font-size-asian="9pt" style:font-name-complex="StarSymbol" style:font-size-complex="9pt"/>
    </style:style>
    <style:style style:name="Numbering_20_Symbols_20__28_user_29_" style:display-name="Numbering Symbols (user)" style:family="text"/>
    <style:style style:name="Ref._20_de_20_comentario" style:display-name="Ref. de comentario" style:family="text" style:parent-style-name="WW-Fuente_20_de_20_párrafo_20_predeter.">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text:outline-level-style text:level="2" style:num-format=""/>
      <text:outline-level-style text:level="3" style:num-suffix="." style:num-format="1"/>
      <text:outline-level-style text:level="4" style:num-suffix="." style:num-format="1"/>
      <text:outline-level-style text:level="5" style:num-format="1" text:display-levels="3"/>
      <text:outline-level-style text:level="6" style:num-format="1" text:display-levels="4"/>
      <text:outline-level-style text:level="7" style:num-format="1" text:display-levels="5"/>
      <text:outline-level-style text:level="8" style:num-format="1" text:display-levels="6"/>
      <text:outline-level-style text:level="9" style:num-format="1" text:display-levels="7"/>
      <text:outline-level-style text:level="10" style:num-format="">
        <style:list-level-properties text:min-label-distance="0.381cm"/>
      </text:outline-level-style>
    </text:outline-style>
    <text:list-style style:name="Outline">
      <text:list-level-style-number text:level="1" style:num-suffix="." style:num-format="1"/>
      <text:list-level-style-number text:level="2" style:num-format=""/>
      <text:list-level-style-number text:level="3" style:num-suffix="." style:num-format="1"/>
      <text:list-level-style-number text:level="4" style:num-suffix="." style:num-format="1"/>
      <text:list-level-style-number text:level="5" style:num-format="1" text:display-levels="3"/>
      <text:list-level-style-number text:level="6" style:num-format="1" text:display-levels="4"/>
      <text:list-level-style-number text:level="7" style:num-format="1" text:display-levels="5"/>
      <text:list-level-style-number text:level="8" style:num-format="1" text:display-levels="6"/>
      <text:list-level-style-number text:level="9" style:num-format="1" text:display-levels="7"/>
      <text:list-level-style-number text:level="10" style:num-format="">
        <style:list-level-properties text:min-label-distance="0.381cm"/>
      </text:list-level-style-number>
    </text:list-style>
    <text:list-style style:name="WW8Num1">
      <text:list-level-style-number text:level="1" style:num-suffix="." style:num-format="1"/>
      <text:list-level-style-number text:level="2" style:num-format=""/>
      <text:list-level-style-number text:level="3" style:num-suffix="." style:num-format="1"/>
      <text:list-level-style-number text:level="4" style:num-suffix="." style:num-format="1"/>
      <text:list-level-style-number text:level="5" style:num-format="1" text:display-levels="3"/>
      <text:list-level-style-number text:level="6" style:num-format="1" text:display-levels="4"/>
      <text:list-level-style-number text:level="7" style:num-format="1" text:display-levels="5"/>
      <text:list-level-style-number text:level="8" style:num-format="1" text:display-levels="6"/>
      <text:list-level-style-number text:level="9" style:num-format="1" text:display-levels="7"/>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text-properties style:font-name="Symbol"/>
      </text:list-level-style-bullet>
      <text:list-level-style-bullet text:level="2" text:style-name="WW8Num5z0" style:num-suffix="." text:bullet-char="">
        <style:text-properties style:font-name="Symbol"/>
      </text:list-level-style-bullet>
      <text:list-level-style-bullet text:level="3" text:style-name="WW8Num5z0" style:num-suffix="." text:bullet-char="">
        <style:text-properties style:font-name="Symbol"/>
      </text:list-level-style-bullet>
      <text:list-level-style-bullet text:level="4" text:style-name="WW8Num5z0" style:num-suffix="." text:bullet-char="">
        <style:text-properties style:font-name="Symbol"/>
      </text:list-level-style-bullet>
      <text:list-level-style-bullet text:level="5" text:style-name="WW8Num5z0" style:num-suffix="." text:bullet-char="">
        <style:text-properties style:font-name="Symbol"/>
      </text:list-level-style-bullet>
      <text:list-level-style-bullet text:level="6" text:style-name="WW8Num5z0" style:num-suffix="." text:bullet-char="">
        <style:text-properties style:font-name="Symbol"/>
      </text:list-level-style-bullet>
      <text:list-level-style-bullet text:level="7" text:style-name="WW8Num5z0" style:num-suffix="." text:bullet-char="">
        <style:text-properties style:font-name="Symbol"/>
      </text:list-level-style-bullet>
      <text:list-level-style-bullet text:level="8" text:style-name="WW8Num5z0" style:num-suffix="." text:bullet-char="">
        <style:text-properties style:font-name="Symbol"/>
      </text:list-level-style-bullet>
      <text:list-level-style-bullet text:level="9" text:style-name="WW8Num5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text-properties style:font-name="Symbol"/>
      </text:list-level-style-bullet>
      <text:list-level-style-bullet text:level="2" text:style-name="WW8Num6z0" style:num-suffix="." text:bullet-char="">
        <style:text-properties style:font-name="Symbol"/>
      </text:list-level-style-bullet>
      <text:list-level-style-bullet text:level="3" text:style-name="WW8Num6z0" style:num-suffix="." text:bullet-char="">
        <style:text-properties style:font-name="Symbol"/>
      </text:list-level-style-bullet>
      <text:list-level-style-bullet text:level="4" text:style-name="WW8Num6z0" style:num-suffix="." text:bullet-char="">
        <style:text-properties style:font-name="Symbol"/>
      </text:list-level-style-bullet>
      <text:list-level-style-bullet text:level="5" text:style-name="WW8Num6z0" style:num-suffix="." text:bullet-char="">
        <style:text-properties style:font-name="Symbol"/>
      </text:list-level-style-bullet>
      <text:list-level-style-bullet text:level="6" text:style-name="WW8Num6z0" style:num-suffix="." text:bullet-char="">
        <style:text-properties style:font-name="Symbol"/>
      </text:list-level-style-bullet>
      <text:list-level-style-bullet text:level="7" text:style-name="WW8Num6z0" style:num-suffix="." text:bullet-char="">
        <style:text-properties style:font-name="Symbol"/>
      </text:list-level-style-bullet>
      <text:list-level-style-bullet text:level="8" text:style-name="WW8Num6z0" style:num-suffix="." text:bullet-char="">
        <style:text-properties style:font-name="Symbol"/>
      </text:list-level-style-bullet>
      <text:list-level-style-bullet text:level="9" text:style-name="WW8Num6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7">
      <text:list-level-style-number text:level="1" style:num-suffix="." style:num-format="A" style:num-letter-sync="true"/>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style:list-level-properties text:space-before="6.35cm" text:min-label-width="0.635cm"/>
      </text:list-level-style-number>
    </text:list-style>
    <text:list-style style:name="WW8Num8">
      <text:list-level-style-number text:level="1" style:num-suffix="." style:num-format="1"/>
      <text:list-level-style-number text:level="2" style:num-format=""/>
      <text:list-level-style-number text:level="3" style:num-suffix="." style:num-format="1"/>
      <text:list-level-style-number text:level="4" style:num-suffix="." style:num-format="1"/>
      <text:list-level-style-number text:level="5" style:num-format="1" text:display-levels="3"/>
      <text:list-level-style-number text:level="6" style:num-format="1" text:display-levels="4"/>
      <text:list-level-style-number text:level="7" style:num-format="1" text:display-levels="5"/>
      <text:list-level-style-number text:level="8" style:num-format="1" text:display-levels="6"/>
      <text:list-level-style-number text:level="9" style:num-format="1" text:display-levels="7"/>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6.002cm" table:align="center" style:writing-mode="lr-tb"/>
    </style:style>
    <style:style style:name="Tabla2.A" style:family="table-column">
      <style:table-column-properties style:column-width="16.002cm"/>
    </style:style>
    <style:style style:name="Tabla2.1" style:family="table-row">
      <style:table-row-properties style:keep-together="true"/>
    </style:style>
    <style:style style:name="Tabla2.A1" style:family="table-cell">
      <style:table-cell-properties style:vertical-align="top" fo:padding-left="0.101cm" fo:padding-right="0.101cm" fo:padding-top="0cm" fo:padding-bottom="0cm" fo:border="none" style:writing-mode="lr-tb"/>
    </style:style>
    <style:style style:name="Tabla3" style:family="table">
      <style:table-properties style:width="16.002cm" table:align="left" style:writing-mode="lr-tb"/>
    </style:style>
    <style:style style:name="Tabla3.A" style:family="table-column">
      <style:table-column-properties style:column-width="16.002cm"/>
    </style:style>
    <style:style style:name="Tabla3.1" style:family="table-row">
      <style:table-row-properties style:min-row-height="0.141cm" style:keep-together="true"/>
    </style:style>
    <style:style style:name="Tabla3.A1" style:family="table-cell">
      <style:table-cell-properties style:vertical-align="top" fo:padding-left="0.191cm" fo:padding-right="0.191cm" fo:padding-top="0cm" fo:padding-bottom="0cm" fo:border="none" style:writing-mode="lr-tb"/>
    </style:style>
    <style:style style:name="Tabla3.A2" style:family="table-cell">
      <style:table-cell-properties style:vertical-align="top" fo:padding-left="0.191cm" fo:padding-right="0.25cm" fo:padding-top="0cm" fo:padding-bottom="0cm" fo:border="none" style:writing-mode="lr-tb"/>
    </style:style>
    <style:style style:name="P1" style:family="paragraph" style:parent-style-name="Standard">
      <style:paragraph-properties fo:text-align="end" style:justify-single-word="false" style:snap-to-layout-grid="false"/>
      <style:text-properties style:font-name="Verdana" fo:font-size="5pt" fo:language="en" fo:country="GB" style:font-size-asian="5pt" style:font-size-complex="5pt"/>
    </style:style>
    <style:style style:name="P2" style:family="paragraph" style:parent-style-name="Standard">
      <style:paragraph-properties style:snap-to-layout-grid="false"/>
    </style:style>
    <style:style style:name="P3" style:family="paragraph" style:parent-style-name="Standard">
      <style:paragraph-properties fo:text-align="end" style:justify-single-word="false" style:snap-to-layout-grid="false"/>
      <style:text-properties fo:font-size="5pt" fo:language="en" fo:country="GB" style:font-size-asian="5pt" style:font-size-complex="5pt"/>
    </style:style>
    <style:style style:name="P4" style:family="paragraph" style:parent-style-name="Footer">
      <style:paragraph-properties fo:margin-left="0cm" fo:margin-right="0.635cm" fo:text-align="justify" style:justify-single-word="false" fo:text-indent="0.635cm" style:auto-text-indent="false"/>
    </style:style>
    <style:style style:name="P5" style:family="paragraph" style:parent-style-name="Pie_20_de_20_página_20_par">
      <style:paragraph-properties fo:margin-left="0cm" fo:margin-right="0.635cm" fo:text-indent="0.635cm" style:auto-text-indent="false"/>
    </style:style>
    <style:style style:name="T1" style:family="text">
      <style:text-properties style:font-name="Verdana" fo:font-size="5pt" fo:language="en" fo:country="GB" style:font-size-asian="5pt" style:font-size-complex="5pt"/>
    </style:style>
    <style:style style:name="T2" style:family="text">
      <style:text-properties fo:font-size="5pt" fo:language="en" fo:country="GB" style:font-size-asian="5pt" style:font-size-complex="5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page-layout style:name="pm1">
      <style:page-layout-properties fo:page-width="20.999cm" fo:page-height="29.699cm" style:num-format="1" style:print-orientation="portrait" fo:margin-top="2cm" fo:margin-bottom="1.501cm" fo:margin-left="3cm" fo:margin-right="2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01cm" fo:margin-bottom="2.402cm" style:dynamic-spacing="true"/>
      </style:header-style>
      <style:footer-style>
        <style:header-footer-properties fo:min-height="0.499cm" fo:margin-top="0.4cm" style:dynamic-spacing="true"/>
      </style:footer-style>
    </style:page-layout>
    <number:date-style style:name="N103">
      <number:year number:style="long"/>
      <number:text>/</number:text>
      <number:month number:style="long"/>
      <number:text>/</number:text>
      <number:day number:style="long"/>
    </number:date-style>
  </office:automatic-styles>
  <office:master-styles>
    <style:master-page style:name="Standard" style:page-layout-name="pm1">
      <style:header>
        <table:table table:name="Tabla2" table:style-name="Tabla2">
          <table:table-column table:style-name="Tabla2.A"/>
          <table:table-row table:style-name="Tabla2.1">
            <table:table-cell table:style-name="Tabla2.A1" office:value-type="string">
              <text:p text:style-name="P1"><draw:frame draw:style-name="fr1" draw:name="gráficos1" text:anchor-type="as-char" svg:width="15.792cm" svg:height="0.743cm" draw:z-index="7"><draw:image xlink:href="Pictures/10000000000007B40000005D77804268.jpg" xlink:type="simple" xlink:show="embed" xlink:actuate="onLoad"/></draw:frame></text:p>
            </table:table-cell>
          </table:table-row>
          <table:table-row table:style-name="Tabla2.1">
            <table:table-cell table:style-name="Tabla2.A1" office:value-type="string">
              <text:p text:style-name="P2"><text:span text:style-name="T1"><text:s/></text:span><text:span text:style-name="T2"><text:date style:data-style-name="N103" text:date-value="2006-11-15T18:14:27.16">2006/11/15</text:date></text:span></text:p>
            </table:table-cell>
          </table:table-row>
        </table:table>
        <text:p text:style-name="Standard"/>
      </style:header>
      <style:header-left>
        <table:table table:name="Tabla3" table:style-name="Tabla3">
          <table:table-column table:style-name="Tabla3.A"/>
          <table:table-row table:style-name="Tabla3.1">
            <table:table-cell table:style-name="Tabla3.A1" office:value-type="string">
              <text:p text:style-name="P1"><draw:frame draw:style-name="fr1" draw:name="gráficos2" text:anchor-type="as-char" svg:width="15.609cm" svg:height="0.736cm" draw:z-index="17"><draw:image xlink:href="Pictures/10000000000007B40000005D2EC34C8B.jpg" xlink:type="simple" xlink:show="embed" xlink:actuate="onLoad"/></draw:frame></text:p>
            </table:table-cell>
          </table:table-row>
          <table:table-row table:style-name="Tabla3.1">
            <table:table-cell table:style-name="Tabla3.A2" office:value-type="string">
              <text:p text:style-name="P3"><text:date style:data-style-name="N103" text:date-value="2006-11-15T18:14:27.19">2006/11/15</text:date></text:p>
            </table:table-cell>
          </table:table-row>
        </table:table>
        <text:p text:style-name="Standard"/>
      </style:header-left>
      <style:footer>
        <text:p text:style-name="P4"><draw:frame draw:style-name="fr2" draw:name="Marco1" text:anchor-type="char" svg:x="18.868cm" svg:y="0.002cm" svg:width="0.127cm" svg:height="0.367cm" draw:z-index="19"><draw:text-box><text:p text:style-name="Footer"><text:span text:style-name="Page_20_Number"><text:page-number text:select-page="current">12</text:page-number></text:span></text:p></draw:text-box></draw:frame></text:p>
      </style:footer>
      <style:footer-left>
        <text:p text:style-name="P5"><draw:frame draw:style-name="fr2" draw:name="Marco2" text:anchor-type="char" svg:x="18.798cm" svg:y="0.065cm" svg:width="0.127cm" svg:height="0.367cm" draw:z-index="25"><draw:text-box><text:p text:style-name="Footer"><text:span text:style-name="Page_20_Number"><text:page-number text:select-page="current">12</text:page-number></text:span></text:p></draw:text-box></draw:fram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5$Win32 OpenOffice.org_project/680m125$Build-8947</meta:generator>
    <dc:title>Bayes Forecast</dc:title>
    <dc:subject>Crisis en los instrumentos de modelación</dc:subject>
    <meta:initial-creator>Área de Tecnología y Gestión de</meta:initial-creator>
    <meta:creation-date>2006-05-10T12:00:00</meta:creation-date>
    <dc:creator>Víctor de Buen</dc:creator>
    <dc:date>2006-05-12T11:30:00</dc:date>
    <meta:print-date>2005-10-25T15:28:00</meta:print-date>
    <meta:keyword>crisis</meta:keyword>
    <meta:keyword>modelación</meta:keyword>
    <meta:keyword>herramienta</meta:keyword>
    <meta:keyword>situación actual</meta:keyword>
    <meta:keyword>objetivos</meta:keyword>
    <meta:keyword>alternativas</meta:keyword>
    <dc:language>es-ES</dc:language>
    <meta:editing-cycles>5</meta:editing-cycles>
    <meta:editing-duration>PT37M0S</meta:editing-duration>
    <meta:user-defined meta:name="Info 1"/>
    <meta:user-defined meta:name="Info 2"/>
    <meta:user-defined meta:name="Info 3"/>
    <meta:user-defined meta:name="Info 4"/>
    <meta:document-statistic meta:table-count="3" meta:image-count="2" meta:object-count="2" meta:page-count="12" meta:paragraph-count="138" meta:word-count="4046" meta:character-count="25349"/>
  </office:meta>
</office:document-meta>
</file>